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0c83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font-name="Arial1" fo:font-size="8.19999980926514pt" fo:font-style="normal" fo:text-shadow="none" style:text-underline-style="none" fo:font-weight="normal" style:letter-kerning="true" style:font-name-asian="DejaVu Sans" style:font-size-asian="8.19999980926514pt" style:font-style-asian="normal" style:font-weight-asian="normal" style:font-name-complex="Lohit Hindi" style:font-size-complex="8.199999809265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.1999998092651pt" fo:font-style="normal" fo:text-shadow="none" style:text-underline-style="none" fo:font-weight="bold" style:letter-kerning="true" style:font-name-asian="DejaVu Sans" style:font-size-asian="10.1999998092651pt" style:font-style-asian="normal" style:font-weight-asian="bold" style:font-name-complex="Lohit Hindi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b8ff" style:text-outline="false" style:text-line-through-style="none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1" fo:font-size="7pt" fo:font-style="normal" fo:text-shadow="none" style:text-underline-style="none" fo:font-weight="normal" style:letter-kerning="true" style:font-name-asian="DejaVu Sans" style:font-size-asian="7pt" style:font-style-asian="normal" style:font-weight-asian="normal" style:font-name-complex="Lohit Hind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1" fo:font-size="8.19999980926514pt" fo:font-style="normal" fo:text-shadow="none" style:text-underline-style="none" fo:font-weight="normal" style:letter-kerning="true" style:font-name-asian="DejaVu Sans" style:font-size-asian="8.19999980926514pt" style:font-style-asian="normal" style:font-weight-asian="normal" style:font-name-complex="Lohit Hindi" style:font-size-complex="8.199999809265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1" fo:font-size="10.1999998092651pt" fo:font-style="normal" fo:text-shadow="none" style:text-underline-style="none" fo:font-weight="bold" style:letter-kerning="true" style:font-name-asian="DejaVu Sans" style:font-size-asian="10.1999998092651pt" style:font-style-asian="normal" style:font-weight-asian="bold" style:font-name-complex="Lohit Hindi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b8ff" style:text-outline="false" style:text-line-through-style="none" style:font-name="Arial1" fo:font-size="10.1999998092651pt" fo:font-style="normal" fo:text-shadow="none" style:text-underline-style="none" fo:font-weight="bold" style:letter-kerning="true" style:font-name-asian="DejaVu Sans" style:font-size-asian="10.1999998092651pt" style:font-style-asian="normal" style:font-weight-asian="bold" style:font-name-complex="Lohit Hindi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cm" fo:min-width="4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97cm" svg:y="2.14cm" svg:width="4.57cm" svg:height="2.54cm" draw:z-index="0">
        <draw:text-box>
          <text:p text:style-name="P1"><text:tab/><text:tab/><text:tab/><text:tab/><text:tab/><text:tab/></text:p>
        </draw:text-box>
      </draw:frame>
      <draw:frame draw:style-name="fr1" draw:name="Frame2" text:anchor-type="page" text:anchor-page-number="1" svg:x="5.8cm" svg:y="2.14cm" svg:width="4.57cm" svg:height="2.54cm" draw:z-index="1">
        <draw:text-box>
          <text:p text:style-name="P1"/>
        </draw:text-box>
      </draw:frame>
      <draw:frame draw:style-name="fr1" draw:name="Frame3" text:anchor-type="page" text:anchor-page-number="1" svg:x="10.629cm" svg:y="2.14cm" svg:width="4.57cm" svg:height="2.54cm" draw:z-index="2">
        <draw:text-box>
          <text:p text:style-name="P1"/>
        </draw:text-box>
      </draw:frame>
      <draw:frame draw:style-name="fr1" draw:name="Frame4" text:anchor-type="page" text:anchor-page-number="1" svg:x="15.459cm" svg:y="2.14cm" svg:width="4.57cm" svg:height="2.54cm" draw:z-index="3">
        <draw:text-box>
          <text:p text:style-name="P1"/>
        </draw:text-box>
      </draw:frame>
      <draw:frame draw:style-name="fr1" draw:name="Frame5" text:anchor-type="page" text:anchor-page-number="1" svg:x="0.97cm" svg:y="4.68cm" svg:width="4.57cm" svg:height="2.54cm" draw:z-index="4">
        <draw:text-box>
          <text:p text:style-name="P1"/>
        </draw:text-box>
      </draw:frame>
      <draw:frame draw:style-name="fr1" draw:name="Frame6" text:anchor-type="page" text:anchor-page-number="1" svg:x="5.8cm" svg:y="4.68cm" svg:width="4.57cm" svg:height="2.54cm" draw:z-index="5">
        <draw:text-box>
          <text:p text:style-name="P1"/>
        </draw:text-box>
      </draw:frame>
      <draw:frame draw:style-name="fr1" draw:name="Frame7" text:anchor-type="page" text:anchor-page-number="1" svg:x="10.629cm" svg:y="4.68cm" svg:width="4.57cm" svg:height="2.54cm" draw:z-index="6">
        <draw:text-box>
          <text:p text:style-name="P1"/>
        </draw:text-box>
      </draw:frame>
      <draw:frame draw:style-name="fr1" draw:name="Frame8" text:anchor-type="page" text:anchor-page-number="1" svg:x="15.459cm" svg:y="4.68cm" svg:width="4.57cm" svg:height="2.54cm" draw:z-index="7">
        <draw:text-box>
          <text:p text:style-name="P1"/>
        </draw:text-box>
      </draw:frame>
      <draw:frame draw:style-name="fr1" draw:name="Frame9" text:anchor-type="page" text:anchor-page-number="1" svg:x="0.97cm" svg:y="7.22cm" svg:width="4.57cm" svg:height="2.54cm" draw:z-index="8">
        <draw:text-box>
          <text:p text:style-name="P1"/>
        </draw:text-box>
      </draw:frame>
      <draw:frame draw:style-name="fr1" draw:name="Frame10" text:anchor-type="page" text:anchor-page-number="1" svg:x="5.8cm" svg:y="7.22cm" svg:width="4.57cm" svg:height="2.54cm" draw:z-index="9">
        <draw:text-box>
          <text:p text:style-name="P1"/>
        </draw:text-box>
      </draw:frame>
      <draw:frame draw:style-name="fr1" draw:name="Frame11" text:anchor-type="page" text:anchor-page-number="1" svg:x="10.629cm" svg:y="7.22cm" svg:width="4.57cm" svg:height="2.54cm" draw:z-index="10">
        <draw:text-box>
          <text:p text:style-name="P1"/>
        </draw:text-box>
      </draw:frame>
      <draw:frame draw:style-name="fr1" draw:name="Frame12" text:anchor-type="page" text:anchor-page-number="1" svg:x="15.459cm" svg:y="7.22cm" svg:width="4.57cm" svg:height="2.54cm" draw:z-index="11">
        <draw:text-box>
          <text:p text:style-name="P1"/>
        </draw:text-box>
      </draw:frame>
      <draw:frame draw:style-name="fr1" draw:name="Frame13" text:anchor-type="page" text:anchor-page-number="1" svg:x="0.97cm" svg:y="9.76cm" svg:width="4.57cm" svg:height="2.54cm" draw:z-index="12">
        <draw:text-box>
          <text:p text:style-name="P1"/>
        </draw:text-box>
      </draw:frame>
      <draw:frame draw:style-name="fr1" draw:name="Frame14" text:anchor-type="page" text:anchor-page-number="1" svg:x="5.8cm" svg:y="9.76cm" svg:width="4.57cm" svg:height="2.54cm" draw:z-index="13">
        <draw:text-box>
          <text:p text:style-name="P1"/>
        </draw:text-box>
      </draw:frame>
      <draw:frame draw:style-name="fr1" draw:name="Frame15" text:anchor-type="page" text:anchor-page-number="1" svg:x="10.629cm" svg:y="9.76cm" svg:width="4.57cm" svg:height="2.54cm" draw:z-index="14">
        <draw:text-box>
          <text:p text:style-name="P1"/>
        </draw:text-box>
      </draw:frame>
      <draw:frame draw:style-name="fr1" draw:name="Frame16" text:anchor-type="page" text:anchor-page-number="1" svg:x="15.459cm" svg:y="9.76cm" svg:width="4.57cm" svg:height="2.54cm" draw:z-index="15">
        <draw:text-box>
          <text:p text:style-name="P1"/>
        </draw:text-box>
      </draw:frame>
      <draw:frame draw:style-name="fr1" draw:name="Frame17" text:anchor-type="page" text:anchor-page-number="1" svg:x="0.97cm" svg:y="12.3cm" svg:width="4.57cm" svg:height="2.54cm" draw:z-index="16">
        <draw:text-box>
          <text:p text:style-name="P1"/>
        </draw:text-box>
      </draw:frame>
      <draw:frame draw:style-name="fr1" draw:name="Frame18" text:anchor-type="page" text:anchor-page-number="1" svg:x="5.8cm" svg:y="12.3cm" svg:width="4.57cm" svg:height="2.54cm" draw:z-index="17">
        <draw:text-box>
          <text:p text:style-name="P1"/>
        </draw:text-box>
      </draw:frame>
      <draw:frame draw:style-name="fr1" draw:name="Frame19" text:anchor-type="page" text:anchor-page-number="1" svg:x="10.629cm" svg:y="12.3cm" svg:width="4.57cm" svg:height="2.54cm" draw:z-index="18">
        <draw:text-box>
          <text:p text:style-name="P1"/>
        </draw:text-box>
      </draw:frame>
      <draw:frame draw:style-name="fr1" draw:name="Frame20" text:anchor-type="page" text:anchor-page-number="1" svg:x="15.459cm" svg:y="12.3cm" svg:width="4.57cm" svg:height="2.54cm" draw:z-index="19">
        <draw:text-box>
          <text:p text:style-name="P1"/>
        </draw:text-box>
      </draw:frame>
      <draw:frame draw:style-name="fr1" draw:name="Frame21" text:anchor-type="page" text:anchor-page-number="1" svg:x="0.97cm" svg:y="14.84cm" svg:width="4.57cm" svg:height="2.54cm" draw:z-index="20">
        <draw:text-box>
          <text:p text:style-name="P1"/>
        </draw:text-box>
      </draw:frame>
      <draw:frame draw:style-name="fr1" draw:name="Frame22" text:anchor-type="page" text:anchor-page-number="1" svg:x="5.8cm" svg:y="14.84cm" svg:width="4.57cm" svg:height="2.54cm" draw:z-index="21">
        <draw:text-box>
          <text:p text:style-name="P1"/>
        </draw:text-box>
      </draw:frame>
      <draw:frame draw:style-name="fr1" draw:name="Frame23" text:anchor-type="page" text:anchor-page-number="1" svg:x="10.629cm" svg:y="14.84cm" svg:width="4.57cm" svg:height="2.54cm" draw:z-index="22">
        <draw:text-box>
          <text:p text:style-name="P1"/>
        </draw:text-box>
      </draw:frame>
      <draw:frame draw:style-name="fr1" draw:name="Frame24" text:anchor-type="page" text:anchor-page-number="1" svg:x="15.459cm" svg:y="14.84cm" svg:width="4.57cm" svg:height="2.54cm" draw:z-index="23">
        <draw:text-box>
          <text:p text:style-name="P1"/>
        </draw:text-box>
      </draw:frame>
      <draw:frame draw:style-name="fr1" draw:name="Frame25" text:anchor-type="page" text:anchor-page-number="1" svg:x="0.97cm" svg:y="17.38cm" svg:width="4.57cm" svg:height="2.54cm" draw:z-index="24">
        <draw:text-box>
          <text:p text:style-name="P1"/>
        </draw:text-box>
      </draw:frame>
      <draw:frame draw:style-name="fr1" draw:name="Frame26" text:anchor-type="page" text:anchor-page-number="1" svg:x="5.8cm" svg:y="17.38cm" svg:width="4.57cm" svg:height="2.54cm" draw:z-index="25">
        <draw:text-box>
          <text:p text:style-name="P1"/>
        </draw:text-box>
      </draw:frame>
      <draw:frame draw:style-name="fr1" draw:name="Frame27" text:anchor-type="page" text:anchor-page-number="1" svg:x="10.629cm" svg:y="17.38cm" svg:width="4.57cm" svg:height="2.54cm" draw:z-index="26">
        <draw:text-box>
          <text:p text:style-name="P1"/>
        </draw:text-box>
      </draw:frame>
      <draw:frame draw:style-name="fr1" draw:name="Frame28" text:anchor-type="page" text:anchor-page-number="1" svg:x="15.459cm" svg:y="17.38cm" svg:width="4.57cm" svg:height="2.54cm" draw:z-index="27">
        <draw:text-box>
          <text:p text:style-name="P1"/>
        </draw:text-box>
      </draw:frame>
      <draw:frame draw:style-name="fr1" draw:name="Frame29" text:anchor-type="page" text:anchor-page-number="1" svg:x="0.97cm" svg:y="19.92cm" svg:width="4.57cm" svg:height="2.54cm" draw:z-index="28">
        <draw:text-box>
          <text:p text:style-name="P1"/>
        </draw:text-box>
      </draw:frame>
      <draw:frame draw:style-name="fr1" draw:name="Frame30" text:anchor-type="page" text:anchor-page-number="1" svg:x="5.8cm" svg:y="19.92cm" svg:width="4.57cm" svg:height="2.54cm" draw:z-index="29">
        <draw:text-box>
          <text:p text:style-name="P1"/>
        </draw:text-box>
      </draw:frame>
      <draw:frame draw:style-name="fr1" draw:name="Frame31" text:anchor-type="page" text:anchor-page-number="1" svg:x="10.629cm" svg:y="19.92cm" svg:width="4.57cm" svg:height="2.54cm" draw:z-index="30">
        <draw:text-box>
          <text:p text:style-name="P1"/>
        </draw:text-box>
      </draw:frame>
      <draw:frame draw:style-name="fr1" draw:name="Frame32" text:anchor-type="page" text:anchor-page-number="1" svg:x="15.459cm" svg:y="19.92cm" svg:width="4.57cm" svg:height="2.54cm" draw:z-index="31">
        <draw:text-box>
          <text:p text:style-name="P1"/>
        </draw:text-box>
      </draw:frame>
      <draw:frame draw:style-name="fr1" draw:name="Frame33" text:anchor-type="page" text:anchor-page-number="1" svg:x="0.97cm" svg:y="22.46cm" svg:width="4.57cm" svg:height="2.54cm" draw:z-index="32">
        <draw:text-box>
          <text:p text:style-name="P1"/>
        </draw:text-box>
      </draw:frame>
      <draw:frame draw:style-name="fr1" draw:name="Frame34" text:anchor-type="page" text:anchor-page-number="1" svg:x="5.8cm" svg:y="22.46cm" svg:width="4.57cm" svg:height="2.54cm" draw:z-index="33">
        <draw:text-box>
          <text:p text:style-name="P1"/>
        </draw:text-box>
      </draw:frame>
      <draw:frame draw:style-name="fr1" draw:name="Frame35" text:anchor-type="page" text:anchor-page-number="1" svg:x="10.629cm" svg:y="22.46cm" svg:width="4.57cm" svg:height="2.54cm" draw:z-index="34">
        <draw:text-box>
          <text:p text:style-name="P1"/>
        </draw:text-box>
      </draw:frame>
      <draw:frame draw:style-name="fr1" draw:name="Frame36" text:anchor-type="page" text:anchor-page-number="1" svg:x="15.459cm" svg:y="22.46cm" svg:width="4.57cm" svg:height="2.54cm" draw:z-index="35">
        <draw:text-box>
          <text:p text:style-name="P1"/>
        </draw:text-box>
      </draw:frame>
      <draw:frame draw:style-name="fr1" draw:name="Frame37" text:anchor-type="page" text:anchor-page-number="1" svg:x="0.97cm" svg:y="25cm" svg:width="4.57cm" svg:height="2.54cm" draw:z-index="36">
        <draw:text-box>
          <text:p text:style-name="P1"/>
        </draw:text-box>
      </draw:frame>
      <draw:frame draw:style-name="fr1" draw:name="Frame38" text:anchor-type="page" text:anchor-page-number="1" svg:x="5.8cm" svg:y="25cm" svg:width="4.57cm" svg:height="2.54cm" draw:z-index="37">
        <draw:text-box>
          <text:p text:style-name="P1"/>
        </draw:text-box>
      </draw:frame>
      <draw:frame draw:style-name="fr1" draw:name="Frame39" text:anchor-type="page" text:anchor-page-number="1" svg:x="10.629cm" svg:y="25cm" svg:width="4.57cm" svg:height="2.54cm" draw:z-index="38">
        <draw:text-box>
          <text:p text:style-name="P1"/>
        </draw:text-box>
      </draw:frame>
      <draw:frame draw:style-name="fr1" draw:name="Frame40" text:anchor-type="page" text:anchor-page-number="1" svg:x="15.459cm" svg:y="25cm" svg:width="4.57cm" svg:height="2.54cm" draw:z-index="39">
        <draw:text-box>
          <text:p text:style-name="P1"/>
        </draw:text-box>
      </draw:frame>
      <text:p text:style-name="Standard"><draw:g text:anchor-type="paragraph" draw:z-index="40" draw:style-name="gr1"><draw:frame draw:style-name="gr2" draw:text-style-name="P3" svg:width="4.901cm" svg:height="1.553cm" svg:x="9.474cm" svg:y="0.23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74cm" svg:y="1.381cm"><draw:text-box><text:p text:style-name="P4"><text:span text:style-name="T4">ENERGY MONITORING NODE</text:span></text:p></draw:text-box></draw:frame><draw:frame draw:style-name="gr4" draw:text-style-name="P6" svg:width="4.702cm" svg:height="0.666cm" svg:x="9.474cm" svg:y="1.64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1" draw:style-name="gr1"><draw:frame draw:style-name="gr2" draw:text-style-name="P3" svg:width="4.901cm" svg:height="1.553cm" svg:x="14.277cm" svg:y="0.23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77cm" svg:y="1.381cm"><draw:text-box><text:p text:style-name="P4"><text:span text:style-name="T4">ENERGY MONITORING NODE</text:span></text:p></draw:text-box></draw:frame><draw:frame draw:style-name="gr4" draw:text-style-name="P6" svg:width="4.702cm" svg:height="0.666cm" svg:x="14.277cm" svg:y="1.64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2" draw:style-name="gr1"><draw:frame draw:style-name="gr2" draw:text-style-name="P3" svg:width="4.901cm" svg:height="1.553cm" svg:x="4.618cm" svg:y="2.70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18cm" svg:y="3.851cm"><draw:text-box><text:p text:style-name="P4"><text:span text:style-name="T4">ENERGY MONITORING NODE</text:span></text:p></draw:text-box></draw:frame><draw:frame draw:style-name="gr4" draw:text-style-name="P6" svg:width="4.702cm" svg:height="0.666cm" svg:x="4.618cm" svg:y="4.11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3" draw:style-name="gr1"><draw:frame draw:style-name="gr2" draw:text-style-name="P3" svg:width="4.901cm" svg:height="1.553cm" svg:x="9.442cm" svg:y="2.76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42cm" svg:y="3.91cm"><draw:text-box><text:p text:style-name="P4"><text:span text:style-name="T4">ENERGY MONITORING NODE</text:span></text:p></draw:text-box></draw:frame><draw:frame draw:style-name="gr4" draw:text-style-name="P6" svg:width="4.702cm" svg:height="0.666cm" svg:x="9.442cm" svg:y="4.176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4" draw:style-name="gr1"><draw:frame draw:style-name="gr2" draw:text-style-name="P3" svg:width="4.901cm" svg:height="1.553cm" svg:x="14.245cm" svg:y="2.76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45cm" svg:y="3.91cm"><draw:text-box><text:p text:style-name="P4"><text:span text:style-name="T4">ENERGY MONITORING NODE</text:span></text:p></draw:text-box></draw:frame><draw:frame draw:style-name="gr4" draw:text-style-name="P6" svg:width="4.702cm" svg:height="0.666cm" svg:x="14.245cm" svg:y="4.176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5" draw:style-name="gr1"><draw:frame draw:style-name="gr2" draw:text-style-name="P3" svg:width="4.901cm" svg:height="1.553cm" svg:x="-0.185cm" svg:y="2.70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185cm" svg:y="3.851cm"><draw:text-box><text:p text:style-name="P4"><text:span text:style-name="T4">ENERGY MONITORING NODE</text:span></text:p></draw:text-box></draw:frame><draw:frame draw:style-name="gr4" draw:text-style-name="P6" svg:width="4.702cm" svg:height="0.666cm" svg:x="-0.185cm" svg:y="4.11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6" draw:style-name="gr1"><draw:frame draw:style-name="gr2" draw:text-style-name="P3" svg:width="4.901cm" svg:height="1.553cm" svg:x="-0.203cm" svg:y="5.18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203cm" svg:y="6.331cm"><draw:text-box><text:p text:style-name="P4"><text:span text:style-name="T4">ENERGY MONITORING NODE</text:span></text:p></draw:text-box></draw:frame><draw:frame draw:style-name="gr4" draw:text-style-name="P6" svg:width="4.702cm" svg:height="0.666cm" svg:x="-0.203cm" svg:y="6.59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7" draw:style-name="gr1"><draw:frame draw:style-name="gr2" draw:text-style-name="P3" svg:width="4.901cm" svg:height="1.553cm" svg:x="4.65cm" svg:y="5.18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5cm" svg:y="6.331cm"><draw:text-box><text:p text:style-name="P4"><text:span text:style-name="T4">ENERGY MONITORING NODE</text:span></text:p></draw:text-box></draw:frame><draw:frame draw:style-name="gr4" draw:text-style-name="P6" svg:width="4.702cm" svg:height="0.666cm" svg:x="4.65cm" svg:y="6.59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8" draw:style-name="gr1"><draw:frame draw:style-name="gr2" draw:text-style-name="P3" svg:width="4.901cm" svg:height="1.553cm" svg:x="9.474cm" svg:y="5.24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74cm" svg:y="6.391cm"><draw:text-box><text:p text:style-name="P4"><text:span text:style-name="T4">ENERGY MONITORING NODE</text:span></text:p></draw:text-box></draw:frame><draw:frame draw:style-name="gr4" draw:text-style-name="P6" svg:width="4.702cm" svg:height="0.666cm" svg:x="9.474cm" svg:y="6.65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49" draw:style-name="gr1"><draw:frame draw:style-name="gr2" draw:text-style-name="P3" svg:width="4.901cm" svg:height="1.553cm" svg:x="14.277cm" svg:y="5.24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77cm" svg:y="6.391cm"><draw:text-box><text:p text:style-name="P4"><text:span text:style-name="T4">ENERGY MONITORING NODE</text:span></text:p></draw:text-box></draw:frame><draw:frame draw:style-name="gr4" draw:text-style-name="P6" svg:width="4.702cm" svg:height="0.666cm" svg:x="14.277cm" svg:y="6.65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0" draw:style-name="gr1"><draw:frame draw:style-name="gr2" draw:text-style-name="P3" svg:width="4.901cm" svg:height="1.553cm" svg:x="4.618cm" svg:y="7.7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18cm" svg:y="8.86cm"><draw:text-box><text:p text:style-name="P4"><text:span text:style-name="T4">ENERGY MONITORING NODE</text:span></text:p></draw:text-box></draw:frame><draw:frame draw:style-name="gr4" draw:text-style-name="P6" svg:width="4.702cm" svg:height="0.666cm" svg:x="4.618cm" svg:y="9.126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1" draw:style-name="gr1"><draw:frame draw:style-name="gr2" draw:text-style-name="P3" svg:width="4.901cm" svg:height="1.553cm" svg:x="9.442cm" svg:y="7.77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42cm" svg:y="8.92cm"><draw:text-box><text:p text:style-name="P4"><text:span text:style-name="T4">ENERGY MONITORING NODE</text:span></text:p></draw:text-box></draw:frame><draw:frame draw:style-name="gr4" draw:text-style-name="P6" svg:width="4.702cm" svg:height="0.666cm" svg:x="9.442cm" svg:y="9.186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2" draw:style-name="gr1"><draw:frame draw:style-name="gr2" draw:text-style-name="P3" svg:width="4.901cm" svg:height="1.553cm" svg:x="14.245cm" svg:y="7.77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45cm" svg:y="8.92cm"><draw:text-box><text:p text:style-name="P4"><text:span text:style-name="T4">ENERGY MONITORING NODE</text:span></text:p></draw:text-box></draw:frame><draw:frame draw:style-name="gr4" draw:text-style-name="P6" svg:width="4.702cm" svg:height="0.666cm" svg:x="14.245cm" svg:y="9.186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3" draw:style-name="gr1"><draw:frame draw:style-name="gr2" draw:text-style-name="P3" svg:width="4.901cm" svg:height="1.553cm" svg:x="-0.185cm" svg:y="7.7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185cm" svg:y="8.86cm"><draw:text-box><text:p text:style-name="P4"><text:span text:style-name="T4">ENERGY MONITORING NODE</text:span></text:p></draw:text-box></draw:frame><draw:frame draw:style-name="gr4" draw:text-style-name="P6" svg:width="4.702cm" svg:height="0.666cm" svg:x="-0.185cm" svg:y="9.126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4" draw:style-name="gr1"><draw:frame draw:style-name="gr2" draw:text-style-name="P3" svg:width="4.901cm" svg:height="1.553cm" svg:x="-0.203cm" svg:y="10.29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203cm" svg:y="11.442cm"><draw:text-box><text:p text:style-name="P4"><text:span text:style-name="T4">ENERGY MONITORING NODE</text:span></text:p></draw:text-box></draw:frame><draw:frame draw:style-name="gr4" draw:text-style-name="P6" svg:width="4.702cm" svg:height="0.666cm" svg:x="-0.203cm" svg:y="11.70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5" draw:style-name="gr1"><draw:frame draw:style-name="gr2" draw:text-style-name="P3" svg:width="4.901cm" svg:height="1.553cm" svg:x="4.65cm" svg:y="10.29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5cm" svg:y="11.442cm"><draw:text-box><text:p text:style-name="P4"><text:span text:style-name="T4">ENERGY MONITORING NODE</text:span></text:p></draw:text-box></draw:frame><draw:frame draw:style-name="gr4" draw:text-style-name="P6" svg:width="4.702cm" svg:height="0.666cm" svg:x="4.65cm" svg:y="11.70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6" draw:style-name="gr1"><draw:frame draw:style-name="gr2" draw:text-style-name="P3" svg:width="4.901cm" svg:height="1.553cm" svg:x="9.474cm" svg:y="10.35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74cm" svg:y="11.502cm"><draw:text-box><text:p text:style-name="P4"><text:span text:style-name="T4">ENERGY MONITORING NODE</text:span></text:p></draw:text-box></draw:frame><draw:frame draw:style-name="gr4" draw:text-style-name="P6" svg:width="4.702cm" svg:height="0.666cm" svg:x="9.474cm" svg:y="11.76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7" draw:style-name="gr1"><draw:frame draw:style-name="gr2" draw:text-style-name="P3" svg:width="4.901cm" svg:height="1.553cm" svg:x="14.277cm" svg:y="10.35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77cm" svg:y="11.502cm"><draw:text-box><text:p text:style-name="P4"><text:span text:style-name="T4">ENERGY MONITORING NODE</text:span></text:p></draw:text-box></draw:frame><draw:frame draw:style-name="gr4" draw:text-style-name="P6" svg:width="4.702cm" svg:height="0.666cm" svg:x="14.277cm" svg:y="11.76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8" draw:style-name="gr1"><draw:frame draw:style-name="gr2" draw:text-style-name="P3" svg:width="4.901cm" svg:height="1.553cm" svg:x="4.618cm" svg:y="12.82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18cm" svg:y="13.972cm"><draw:text-box><text:p text:style-name="P4"><text:span text:style-name="T4">ENERGY MONITORING NODE</text:span></text:p></draw:text-box></draw:frame><draw:frame draw:style-name="gr4" draw:text-style-name="P6" svg:width="4.702cm" svg:height="0.666cm" svg:x="4.618cm" svg:y="14.23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59" draw:style-name="gr1"><draw:frame draw:style-name="gr2" draw:text-style-name="P3" svg:width="4.901cm" svg:height="1.553cm" svg:x="9.442cm" svg:y="12.88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42cm" svg:y="14.032cm"><draw:text-box><text:p text:style-name="P4"><text:span text:style-name="T4">ENERGY MONITORING NODE</text:span></text:p></draw:text-box></draw:frame><draw:frame draw:style-name="gr4" draw:text-style-name="P6" svg:width="4.702cm" svg:height="0.666cm" svg:x="9.442cm" svg:y="14.29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0" draw:style-name="gr1"><draw:frame draw:style-name="gr2" draw:text-style-name="P3" svg:width="4.901cm" svg:height="1.553cm" svg:x="14.245cm" svg:y="12.88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45cm" svg:y="14.032cm"><draw:text-box><text:p text:style-name="P4"><text:span text:style-name="T4">ENERGY MONITORING NODE</text:span></text:p></draw:text-box></draw:frame><draw:frame draw:style-name="gr4" draw:text-style-name="P6" svg:width="4.702cm" svg:height="0.666cm" svg:x="14.245cm" svg:y="14.29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1" draw:style-name="gr1"><draw:frame draw:style-name="gr2" draw:text-style-name="P3" svg:width="4.901cm" svg:height="1.553cm" svg:x="-0.185cm" svg:y="12.82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185cm" svg:y="13.972cm"><draw:text-box><text:p text:style-name="P4"><text:span text:style-name="T4">ENERGY MONITORING NODE</text:span></text:p></draw:text-box></draw:frame><draw:frame draw:style-name="gr4" draw:text-style-name="P6" svg:width="4.702cm" svg:height="0.666cm" svg:x="-0.185cm" svg:y="14.23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2" draw:style-name="gr1"><draw:frame draw:style-name="gr2" draw:text-style-name="P3" svg:width="4.901cm" svg:height="1.553cm" svg:x="-0.203cm" svg:y="15.30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203cm" svg:y="16.452cm"><draw:text-box><text:p text:style-name="P4"><text:span text:style-name="T4">ENERGY MONITORING NODE</text:span></text:p></draw:text-box></draw:frame><draw:frame draw:style-name="gr4" draw:text-style-name="P6" svg:width="4.702cm" svg:height="0.666cm" svg:x="-0.203cm" svg:y="16.71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3" draw:style-name="gr1"><draw:frame draw:style-name="gr2" draw:text-style-name="P3" svg:width="4.901cm" svg:height="1.553cm" svg:x="4.65cm" svg:y="15.30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5cm" svg:y="16.452cm"><draw:text-box><text:p text:style-name="P4"><text:span text:style-name="T4">ENERGY MONITORING NODE</text:span></text:p></draw:text-box></draw:frame><draw:frame draw:style-name="gr4" draw:text-style-name="P6" svg:width="4.702cm" svg:height="0.666cm" svg:x="4.65cm" svg:y="16.71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4" draw:style-name="gr1"><draw:frame draw:style-name="gr2" draw:text-style-name="P3" svg:width="4.901cm" svg:height="1.553cm" svg:x="9.474cm" svg:y="15.36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74cm" svg:y="16.512cm"><draw:text-box><text:p text:style-name="P4"><text:span text:style-name="T4">ENERGY MONITORING NODE</text:span></text:p></draw:text-box></draw:frame><draw:frame draw:style-name="gr4" draw:text-style-name="P6" svg:width="4.702cm" svg:height="0.666cm" svg:x="9.474cm" svg:y="16.77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5" draw:style-name="gr1"><draw:frame draw:style-name="gr2" draw:text-style-name="P3" svg:width="4.901cm" svg:height="1.553cm" svg:x="14.277cm" svg:y="15.362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77cm" svg:y="16.512cm"><draw:text-box><text:p text:style-name="P4"><text:span text:style-name="T4">ENERGY MONITORING NODE</text:span></text:p></draw:text-box></draw:frame><draw:frame draw:style-name="gr4" draw:text-style-name="P6" svg:width="4.702cm" svg:height="0.666cm" svg:x="14.277cm" svg:y="16.77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6" draw:style-name="gr1"><draw:frame draw:style-name="gr2" draw:text-style-name="P3" svg:width="4.901cm" svg:height="1.553cm" svg:x="4.618cm" svg:y="17.83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18cm" svg:y="18.981cm"><draw:text-box><text:p text:style-name="P4"><text:span text:style-name="T4">ENERGY MONITORING NODE</text:span></text:p></draw:text-box></draw:frame><draw:frame draw:style-name="gr4" draw:text-style-name="P6" svg:width="4.702cm" svg:height="0.666cm" svg:x="4.618cm" svg:y="19.24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7" draw:style-name="gr1"><draw:frame draw:style-name="gr2" draw:text-style-name="P3" svg:width="4.901cm" svg:height="1.553cm" svg:x="9.442cm" svg:y="17.89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42cm" svg:y="19.041cm"><draw:text-box><text:p text:style-name="P4"><text:span text:style-name="T4">ENERGY MONITORING NODE</text:span></text:p></draw:text-box></draw:frame><draw:frame draw:style-name="gr4" draw:text-style-name="P6" svg:width="4.702cm" svg:height="0.666cm" svg:x="9.442cm" svg:y="19.30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8" draw:style-name="gr1"><draw:frame draw:style-name="gr2" draw:text-style-name="P3" svg:width="4.901cm" svg:height="1.553cm" svg:x="14.245cm" svg:y="17.89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45cm" svg:y="19.041cm"><draw:text-box><text:p text:style-name="P4"><text:span text:style-name="T4">ENERGY MONITORING NODE</text:span></text:p></draw:text-box></draw:frame><draw:frame draw:style-name="gr4" draw:text-style-name="P6" svg:width="4.702cm" svg:height="0.666cm" svg:x="14.245cm" svg:y="19.30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69" draw:style-name="gr1"><draw:frame draw:style-name="gr2" draw:text-style-name="P3" svg:width="4.901cm" svg:height="1.553cm" svg:x="-0.185cm" svg:y="17.831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185cm" svg:y="18.981cm"><draw:text-box><text:p text:style-name="P4"><text:span text:style-name="T4">ENERGY MONITORING NODE</text:span></text:p></draw:text-box></draw:frame><draw:frame draw:style-name="gr4" draw:text-style-name="P6" svg:width="4.702cm" svg:height="0.666cm" svg:x="-0.185cm" svg:y="19.247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0" draw:style-name="gr1"><draw:frame draw:style-name="gr2" draw:text-style-name="P3" svg:width="4.901cm" svg:height="1.553cm" svg:x="-0.169cm" svg:y="20.495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169cm" svg:y="21.645cm"><draw:text-box><text:p text:style-name="P4"><text:span text:style-name="T4">ENERGY MONITORING NODE</text:span></text:p></draw:text-box></draw:frame><draw:frame draw:style-name="gr4" draw:text-style-name="P6" svg:width="4.702cm" svg:height="0.666cm" svg:x="-0.169cm" svg:y="21.911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1" draw:style-name="gr1"><draw:frame draw:style-name="gr2" draw:text-style-name="P3" svg:width="4.901cm" svg:height="1.553cm" svg:x="4.683cm" svg:y="20.495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83cm" svg:y="21.645cm"><draw:text-box><text:p text:style-name="P4"><text:span text:style-name="T4">ENERGY MONITORING NODE</text:span></text:p></draw:text-box></draw:frame><draw:frame draw:style-name="gr4" draw:text-style-name="P6" svg:width="4.702cm" svg:height="0.666cm" svg:x="4.683cm" svg:y="21.911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2" draw:style-name="gr1"><draw:frame draw:style-name="gr2" draw:text-style-name="P3" svg:width="4.901cm" svg:height="1.553cm" svg:x="9.507cm" svg:y="20.555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507cm" svg:y="21.705cm"><draw:text-box><text:p text:style-name="P4"><text:span text:style-name="T4">ENERGY MONITORING NODE</text:span></text:p></draw:text-box></draw:frame><draw:frame draw:style-name="gr4" draw:text-style-name="P6" svg:width="4.702cm" svg:height="0.666cm" svg:x="9.507cm" svg:y="21.971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3" draw:style-name="gr1"><draw:frame draw:style-name="gr2" draw:text-style-name="P3" svg:width="4.901cm" svg:height="1.553cm" svg:x="14.31cm" svg:y="20.555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31cm" svg:y="21.705cm"><draw:text-box><text:p text:style-name="P4"><text:span text:style-name="T4">ENERGY MONITORING NODE</text:span></text:p></draw:text-box></draw:frame><draw:frame draw:style-name="gr4" draw:text-style-name="P6" svg:width="4.702cm" svg:height="0.666cm" svg:x="14.31cm" svg:y="21.971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4" draw:style-name="gr1"><draw:frame draw:style-name="gr2" draw:text-style-name="P3" svg:width="4.901cm" svg:height="1.553cm" svg:x="4.651cm" svg:y="23.024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4.651cm" svg:y="24.174cm"><draw:text-box><text:p text:style-name="P4"><text:span text:style-name="T4">ENERGY MONITORING NODE</text:span></text:p></draw:text-box></draw:frame><draw:frame draw:style-name="gr4" draw:text-style-name="P6" svg:width="4.702cm" svg:height="0.666cm" svg:x="4.651cm" svg:y="24.44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5" draw:style-name="gr1"><draw:frame draw:style-name="gr2" draw:text-style-name="P3" svg:width="4.901cm" svg:height="1.553cm" svg:x="9.476cm" svg:y="23.084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9.476cm" svg:y="24.234cm"><draw:text-box><text:p text:style-name="P4"><text:span text:style-name="T4">ENERGY MONITORING NODE</text:span></text:p></draw:text-box></draw:frame><draw:frame draw:style-name="gr4" draw:text-style-name="P6" svg:width="4.702cm" svg:height="0.666cm" svg:x="9.476cm" svg:y="24.5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6" draw:style-name="gr1"><draw:frame draw:style-name="gr2" draw:text-style-name="P3" svg:width="4.901cm" svg:height="1.553cm" svg:x="14.279cm" svg:y="23.084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14.279cm" svg:y="24.234cm"><draw:text-box><text:p text:style-name="P4"><text:span text:style-name="T4">ENERGY MONITORING NODE</text:span></text:p></draw:text-box></draw:frame><draw:frame draw:style-name="gr4" draw:text-style-name="P6" svg:width="4.702cm" svg:height="0.666cm" svg:x="14.279cm" svg:y="24.5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7" draw:style-name="gr1"><draw:frame draw:style-name="gr2" draw:text-style-name="P3" svg:width="4.901cm" svg:height="1.553cm" svg:x="-0.152cm" svg:y="23.024cm"><draw:text-box><text:p text:style-name="P2"><text:span text:style-name="T1">emon</text:span><text:span text:style-name="T2">Tx</text:span><text:span text:style-name="T3">V3</text:span></text:p></draw:text-box></draw:frame><draw:frame draw:style-name="gr3" draw:text-style-name="P5" svg:width="4.901cm" svg:height="0.586cm" svg:x="-0.152cm" svg:y="24.174cm"><draw:text-box><text:p text:style-name="P4"><text:span text:style-name="T4">ENERGY MONITORING NODE</text:span></text:p></draw:text-box></draw:frame><draw:frame draw:style-name="gr4" draw:text-style-name="P6" svg:width="4.702cm" svg:height="0.666cm" svg:x="-0.152cm" svg:y="24.44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8" draw:style-name="gr1"><draw:frame draw:style-name="gr2" draw:text-style-name="P3" svg:width="4.901cm" svg:height="1.553cm" svg:x="-0.109cm" svg:y="0.362cm"><draw:text-box><text:p text:style-name="P2"><text:span text:style-name="T1">emon</text:span><text:span text:style-name="T2">TH</text:span></text:p></draw:text-box></draw:frame><draw:frame draw:style-name="gr3" draw:text-style-name="P5" svg:width="4.901cm" svg:height="0.586cm" svg:x="-0.109cm" svg:y="1.512cm"><draw:text-box><text:p text:style-name="P4"><text:span text:style-name="T4">TEMPERATURE &amp; HUMIDITY</text:span></text:p></draw:text-box></draw:frame><draw:frame draw:style-name="gr4" draw:text-style-name="P6" svg:width="4.702cm" svg:height="0.666cm" svg:x="-0.109cm" svg:y="1.778cm"><draw:text-box><text:p text:style-name="P2"><text:span text:style-name="T5">open</text:span><text:span text:style-name="T6">energymonitor</text:span><text:span text:style-name="T5">.org</text:span></text:p></draw:text-box></draw:frame></draw:g><draw:g text:anchor-type="paragraph" draw:z-index="79" draw:style-name="gr1"><draw:frame draw:style-name="gr2" draw:text-style-name="P3" svg:width="4.901cm" svg:height="1.553cm" svg:x="4.72cm" svg:y="0.363cm"><draw:text-box><text:p text:style-name="P2"><text:span text:style-name="T1">emon</text:span><text:span text:style-name="T2">TH</text:span></text:p></draw:text-box></draw:frame><draw:frame draw:style-name="gr3" draw:text-style-name="P5" svg:width="4.901cm" svg:height="0.586cm" svg:x="4.72cm" svg:y="1.513cm"><draw:text-box><text:p text:style-name="P4"><text:span text:style-name="T4">TEMPERATURE &amp; HUMIDITY</text:span></text:p></draw:text-box></draw:frame><draw:frame draw:style-name="gr4" draw:text-style-name="P6" svg:width="4.702cm" svg:height="0.666cm" svg:x="4.72cm" svg:y="1.779cm"><draw:text-box><text:p text:style-name="P2"><text:span text:style-name="T5">open</text:span><text:span text:style-name="T6">energymonitor</text:span><text:span text:style-name="T5">.org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4.57cm" svg:height="2.54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2.14cm" fo:margin-bottom="0cm" fo:margin-left="0.97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yn Hudson</meta:initial-creator>
    <meta:creation-date>2013-09-23T17:29:07</meta:creation-date>
    <dc:date>2013-11-27T14:57:38.109269610</dc:date>
    <dc:creator>Glyn Hudson</dc:creator>
    <meta:editing-duration>PT5M4S</meta:editing-duration>
    <meta:editing-cycles>5</meta:editing-cycles>
    <meta:generator>LibreOffice/4.1.2.3$Linux_X86_64 LibreOffice_project/410m0$Build-3</meta:generator>
    <meta:printed-by>Glyn Hudson</meta:printed-by>
    <meta:print-date>2013-11-27T14:57:33.311384548</meta:print-date>
    <meta:document-statistic meta:table-count="0" meta:image-count="0" meta:object-count="0" meta:page-count="1" meta:paragraph-count="1" meta:word-count="0" meta:character-count="6" meta:non-whitespace-character-count="0"/>
  </office:meta>
</office:document-meta>
</file>